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Diamond" draw:marker-start-width="0.508cm" draw:marker-end="" draw:marker-end-width="0.508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2cm" svg:x="4.3cm" svg:y="7.3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6cm" svg:x="4.3cm" svg:y="9.3cm">
          <text:p text:style-name="P2">switchOn()</text:p>
          <text:p text:style-name="P2">switchOff()</text:p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2cm" svg:x="10.6cm" svg:y="7.3cm">
          <text:p text:style-name="P1">Domus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cm" svg:height="2.6cm" svg:x="10.6cm" svg:y="9.3cm">
          <text:p text:style-name="P2">switchAll(on:boolean)</text:p>
          <text:p text:style-name="P2">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8.4cm" svg:x2="8.3cm" svg:y2="8.4cm">
          <text:p/>
        </draw:line>
        <draw:frame draw:style-name="gr3" draw:layer="layout" svg:width="1.666cm" svg:height="1.962cm" svg:x="8.1cm" svg:y="7.3cm">
          <draw:text-box>
            <text:p>0..N</text:p>
          </draw:text-box>
        </draw:frame>
        <draw:custom-shape draw:style-name="gr1" draw:text-style-name="P1" draw:layer="layout" svg:width="3.9cm" svg:height="2cm" svg:x="9cm" svg:y="14.5cm">
          <text:p text:style-name="P1">T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6cm" svg:x="9cm" svg:y="16.5cm">
          <text:p text:style-name="P2">switchOn()</text:p>
          <text:p text:style-name="P2">switchOff()</text:p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cm" svg:x="20.1cm" svg:y="7.4cm">
          <text:p text:style-name="P1">AirCondition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.6cm" svg:x="20.1cm" svg:y="9.4cm">
          <text:p text:style-name="P2">switchOn()</text:p>
          <text:p text:style-name="P2">switchOff()</text:p>
          <text:p text:style-name="P2">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5cm" svg:y1="11.9cm" svg:x2="11.5cm" svg:y2="14.5cm">
          <text:p/>
        </draw:line>
        <draw:line draw:style-name="gr2" draw:text-style-name="P1" draw:layer="layout" svg:x1="17.5cm" svg:y1="8.5cm" svg:x2="20cm" svg:y2="8.5cm">
          <text:p/>
        </draw:line>
        <draw:frame draw:style-name="gr3" draw:layer="layout" svg:width="1.666cm" svg:height="1.962cm" svg:x="18.6cm" svg:y="7.5cm">
          <draw:text-box>
            <text:p>0..N</text:p>
          </draw:text-box>
        </draw:frame>
        <draw:custom-shape draw:style-name="gr1" draw:text-style-name="P1" draw:layer="layout" svg:width="3.9cm" svg:height="2cm" svg:x="15.5cm" svg:y="14.5cm">
          <text:p text:style-name="P1">Rad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.6cm" svg:x="15.5cm" svg:y="16.5cm">
          <text:p text:style-name="P2">switchOn()</text:p>
          <text:p text:style-name="P2">switchOff()</text:p>
          <text:p text:style-name="P2">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7cm" svg:y1="11.9cm" svg:x2="16.7cm" svg:y2="14.5cm">
          <text:p/>
        </draw:line>
        <draw:frame draw:style-name="gr3" draw:layer="layout" svg:width="1.666cm" svg:height="1.962cm" svg:x="16.7cm" svg:y="13.4cm">
          <draw:text-box>
            <text:p>0..N</text:p>
          </draw:text-box>
        </draw:frame>
        <draw:frame draw:style-name="gr3" draw:layer="layout" svg:width="1.666cm" svg:height="1.962cm" svg:x="9.8cm" svg:y="13.4cm">
          <draw:text-box>
            <text:p>0..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amond" svg:viewBox="0 0 3000 6000" svg:d="m1500 0 1500 3000-1500 3000-1500-300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5M34S</meta:editing-duration>
    <meta:editing-cycles>7</meta:editing-cycles>
    <meta:generator>LibreOffice/3.6$Linux_X86_64 LibreOffice_project/360m1$Build-2</meta:generator>
    <dc:date>2013-08-01T00:37:03</dc:date>
    <meta:document-statistic meta:object-count="18"/>
  </office:meta>
</office:document-meta>
</file>